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101.85pt"/>
    </style:style>
    <style:style style:name="co12" style:family="table-column">
      <style:table-column-properties fo:break-before="auto" style:column-width="105.76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156.7pt"/>
    </style:style>
    <style:style style:name="co17" style:family="table-column">
      <style:table-column-properties fo:break-before="auto" style:column-width="150.01pt"/>
    </style:style>
    <style:style style:name="co18" style:family="table-column">
      <style:table-column-properties fo:break-before="auto" style:column-width="137.4pt"/>
    </style:style>
    <style:style style:name="co1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color="#4a4a4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ddle Squ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: 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D DEV as Percent 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0 valu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rial</text:p>
          </table:table-cell>
          <table:table-cell/>
          <table:table-cell office:value-type="float" office:value="266811.031" calcext:value-type="float">
            <text:p>266811.031</text:p>
          </table:table-cell>
          <table:table-cell office:value-type="float" office:value="998683" calcext:value-type="float">
            <text:p>998683</text:p>
          </table:table-cell>
          <table:table-cell table:style-name="Default" office:value-type="float" office:value="26.72" calcext:value-type="float">
            <text:p>26.72</text:p>
          </table:table-cell>
          <table:table-cell office:value-type="float" office:value="7414.131" calcext:value-type="float">
            <text:p>7414.131</text:p>
          </table:table-cell>
          <table:table-cell office:value-type="string" calcext:value-type="string">
            <text:p>1137/1600, most repeated 11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6811.031" calcext:value-type="float">
            <text:p>266811.031</text:p>
          </table:table-cell>
          <table:table-cell office:value-type="float" office:value="998683" calcext:value-type="float">
            <text:p>998683</text:p>
          </table:table-cell>
          <table:table-cell table:style-name="Default" office:value-type="float" office:value="26.72" calcext:value-type="float">
            <text:p>26.72</text:p>
          </table:table-cell>
          <table:table-cell office:value-type="float" office:value="7414.131" calcext:value-type="float">
            <text:p>7414.131</text:p>
          </table:table-cell>
          <table:table-cell office:value-type="string" calcext:value-type="string">
            <text:p>1137/1600, most repeated 11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9599.469" calcext:value-type="float">
            <text:p>319599.469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3196" calcext:value-type="percentage">
            <text:p>31.96%</text:p>
          </table:table-cell>
          <table:table-cell office:value-type="float" office:value="751.031" calcext:value-type="float">
            <text:p>751.031</text:p>
          </table:table-cell>
          <table:table-cell office:value-type="string" calcext:value-type="string">
            <text:p>607/1600, most repeated 3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6038.219" calcext:value-type="float">
            <text:p>296038.219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961" calcext:value-type="percentage">
            <text:p>29.61%</text:p>
          </table:table-cell>
          <table:table-cell office:value-type="float" office:value="75.331" calcext:value-type="float">
            <text:p>75.331</text:p>
          </table:table-cell>
          <table:table-cell office:value-type="string" calcext:value-type="string">
            <text:p>48/1600, most repeated 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91543.312" calcext:value-type="float">
            <text:p>291543.312</text:p>
          </table:table-cell>
          <table:table-cell office:value-type="float" office:value="996721" calcext:value-type="float">
            <text:p>996721</text:p>
          </table:table-cell>
          <table:table-cell office:value-type="percentage" office:value="0.2925" calcext:value-type="percentage">
            <text:p>29.25%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7/1600, most repeated 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86884.188" calcext:value-type="float">
            <text:p>286884.188</text:p>
          </table:table-cell>
          <table:table-cell office:value-type="float" office:value="998224" calcext:value-type="float">
            <text:p>998224</text:p>
          </table:table-cell>
          <table:table-cell office:value-type="percentage" office:value="0.2874" calcext:value-type="percentage">
            <text:p>28.74%</text:p>
          </table:table-cell>
          <table:table-cell office:value-type="float" office:value="68.056" calcext:value-type="float">
            <text:p>68.056</text:p>
          </table:table-cell>
          <table:table-cell office:value-type="string" calcext:value-type="string">
            <text:p>17/1600, most repeated 1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00 valu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244849.766" calcext:value-type="float">
            <text:p>244849.766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2452" calcext:value-type="percentage">
            <text:p>24.52%</text:p>
          </table:table-cell>
          <table:table-cell office:value-type="float" office:value="10783.705" calcext:value-type="float">
            <text:p>10783.705</text:p>
          </table:table-cell>
          <table:table-cell office:value-type="string" calcext:value-type="string">
            <text:p>1537/2000, most repeated 15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44849.766" calcext:value-type="float">
            <text:p>244849.766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2452" calcext:value-type="percentage">
            <text:p>24.52%</text:p>
          </table:table-cell>
          <table:table-cell office:value-type="float" office:value="10783.705" calcext:value-type="float">
            <text:p>10783.705</text:p>
          </table:table-cell>
          <table:table-cell office:value-type="string" calcext:value-type="string">
            <text:p>1537/2000, most repeated 15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3982.125" calcext:value-type="float">
            <text:p>323982.125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3249" calcext:value-type="percentage">
            <text:p>32.49%</text:p>
          </table:table-cell>
          <table:table-cell office:value-type="float" office:value="2187.835" calcext:value-type="float">
            <text:p>2187.835</text:p>
          </table:table-cell>
          <table:table-cell office:value-type="string" calcext:value-type="string">
            <text:p>1007/2000, most repeated 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06222.125" calcext:value-type="float">
            <text:p>306222.125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3063" calcext:value-type="percentage">
            <text:p>30.63%</text:p>
          </table:table-cell>
          <table:table-cell office:value-type="float" office:value="284.785" calcext:value-type="float">
            <text:p>284.785</text:p>
          </table:table-cell>
          <table:table-cell office:value-type="string" calcext:value-type="string">
            <text:p>238/2000, most repeated 1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91349.969" calcext:value-type="float">
            <text:p>291349.969</text:p>
          </table:table-cell>
          <table:table-cell office:value-type="float" office:value="996721" calcext:value-type="float">
            <text:p>996721</text:p>
          </table:table-cell>
          <table:table-cell office:value-type="percentage" office:value="0.2923" calcext:value-type="percentage">
            <text:p>29.23%</text:p>
          </table:table-cell>
          <table:table-cell office:value-type="float" office:value="32.34" calcext:value-type="float">
            <text:p>32.34</text:p>
          </table:table-cell>
          <table:table-cell office:value-type="string" calcext:value-type="string">
            <text:p>117/2000, most repeated 1 (indicates loop w/ period 2)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91842.438" calcext:value-type="float">
            <text:p>291842.438</text:p>
          </table:table-cell>
          <table:table-cell office:value-type="float" office:value="998224" calcext:value-type="float">
            <text:p>998224</text:p>
          </table:table-cell>
          <table:table-cell office:value-type="percentage" office:value="0.2924" calcext:value-type="percentage">
            <text:p>29.24%</text:p>
          </table:table-cell>
          <table:table-cell office:value-type="float" office:value="91.065" calcext:value-type="float">
            <text:p>91.065</text:p>
          </table:table-cell>
          <table:table-cell office:value-type="string" calcext:value-type="string">
            <text:p>42/2000, most repeated 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00 valu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81612.297" calcext:value-type="float">
            <text:p>181612.297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1819" calcext:value-type="percentage">
            <text:p>18.19%</text:p>
          </table:table-cell>
          <table:table-cell office:value-type="float" office:value="28322.852" calcext:value-type="float">
            <text:p>28322.852</text:p>
          </table:table-cell>
          <table:table-cell office:value-type="string" calcext:value-type="string">
            <text:p>3537/4000, most repeated 35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1612.297" calcext:value-type="float">
            <text:p>181612.297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1819" calcext:value-type="percentage">
            <text:p>18.19%</text:p>
          </table:table-cell>
          <table:table-cell office:value-type="float" office:value="28322.852" calcext:value-type="float">
            <text:p>28322.852</text:p>
          </table:table-cell>
          <table:table-cell office:value-type="string" calcext:value-type="string">
            <text:p>3537/4000, most repeated 35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7673.375" calcext:value-type="float">
            <text:p>277673.375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777" calcext:value-type="percentage">
            <text:p>27.77%</text:p>
          </table:table-cell>
          <table:table-cell office:value-type="float" office:value="16354.917" calcext:value-type="float">
            <text:p>16354.917</text:p>
          </table:table-cell>
          <table:table-cell office:value-type="string" calcext:value-type="string">
            <text:p>3007/4000, most repeated 2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15828.562" calcext:value-type="float">
            <text:p>315828.562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3159" calcext:value-type="percentage">
            <text:p>31.59%</text:p>
          </table:table-cell>
          <table:table-cell office:value-type="float" office:value="7944.968" calcext:value-type="float">
            <text:p>7944.968</text:p>
          </table:table-cell>
          <table:table-cell office:value-type="string" calcext:value-type="string">
            <text:p>2204/4000, most repeated 181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99867.469" calcext:value-type="float">
            <text:p>299867.469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999" calcext:value-type="percentage">
            <text:p>29.99%</text:p>
          </table:table-cell>
          <table:table-cell office:value-type="float" office:value="254.522" calcext:value-type="float">
            <text:p>254.522</text:p>
          </table:table-cell>
          <table:table-cell office:value-type="string" calcext:value-type="string">
            <text:p>1046/4000, most repeated 18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02464.969" calcext:value-type="float">
            <text:p>302464.969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3029" calcext:value-type="percentage">
            <text:p>30.29%</text:p>
          </table:table-cell>
          <table:table-cell office:value-type="float" office:value="332.988" calcext:value-type="float">
            <text:p>332.988</text:p>
          </table:table-cell>
          <table:table-cell office:value-type="string" calcext:value-type="string">
            <text:p>572/4000, most repeated 25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000 valu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131314.719" calcext:value-type="float">
            <text:p>131314.719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1315" calcext:value-type="percentage">
            <text:p>13.15%</text:p>
          </table:table-cell>
          <table:table-cell office:value-type="float" office:value="64092.426" calcext:value-type="float">
            <text:p>64092.426</text:p>
          </table:table-cell>
          <table:table-cell office:value-type="string" calcext:value-type="string">
            <text:p>7537/8000, most repeated 75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314.719" calcext:value-type="float">
            <text:p>131314.719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1315" calcext:value-type="percentage">
            <text:p>13.15%</text:p>
          </table:table-cell>
          <table:table-cell office:value-type="float" office:value="64092.426" calcext:value-type="float">
            <text:p>64092.426</text:p>
          </table:table-cell>
          <table:table-cell office:value-type="string" calcext:value-type="string">
            <text:p>7537/8000, most repeated 75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11445.594" calcext:value-type="float">
            <text:p>211445.594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115" calcext:value-type="percentage">
            <text:p>21.15%</text:p>
          </table:table-cell>
          <table:table-cell office:value-type="float" office:value="50438.459" calcext:value-type="float">
            <text:p>50438.459</text:p>
          </table:table-cell>
          <table:table-cell office:value-type="string" calcext:value-type="string">
            <text:p>7007/8000, most repeated 6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57026.172" calcext:value-type="float">
            <text:p>257026.172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571" calcext:value-type="percentage">
            <text:p>25.71%</text:p>
          </table:table-cell>
          <table:table-cell office:value-type="float" office:value="38873.484" calcext:value-type="float">
            <text:p>38873.484</text:p>
          </table:table-cell>
          <table:table-cell office:value-type="string" calcext:value-type="string">
            <text:p>6204/8000, most repeated 581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21227.469" calcext:value-type="float">
            <text:p>321227.469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3213" calcext:value-type="percentage">
            <text:p>32.13%</text:p>
          </table:table-cell>
          <table:table-cell office:value-type="float" office:value="11023.916" calcext:value-type="float">
            <text:p>11023.916</text:p>
          </table:table-cell>
          <table:table-cell office:value-type="string" calcext:value-type="string">
            <text:p>4597/8000, most repeated 296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18919.094" calcext:value-type="float">
            <text:p>318919.094</text:p>
          </table:table-cell>
          <table:table-cell office:value-type="float" office:value="999996" calcext:value-type="float">
            <text:p>999996</text:p>
          </table:table-cell>
          <table:table-cell office:value-type="percentage" office:value="0.3189" calcext:value-type="percentage">
            <text:p>31.89%</text:p>
          </table:table-cell>
          <table:table-cell office:value-type="float" office:value="3918.281" calcext:value-type="float">
            <text:p>3918.281</text:p>
          </table:table-cell>
          <table:table-cell office:value-type="string" calcext:value-type="string">
            <text:p>3539/8000, most repeated 1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000 valu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93812.922" calcext:value-type="float">
            <text:p>93812.922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0939" calcext:value-type="percentage">
            <text:p>9.39%</text:p>
          </table:table-cell>
          <table:table-cell office:value-type="float" office:value="135977.213" calcext:value-type="float">
            <text:p>135977.213</text:p>
          </table:table-cell>
          <table:table-cell office:value-type="string" calcext:value-type="string">
            <text:p>15537/16000, most repeated 1557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3812.922" calcext:value-type="float">
            <text:p>93812.922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0939" calcext:value-type="percentage">
            <text:p>9.39%</text:p>
          </table:table-cell>
          <table:table-cell office:value-type="float" office:value="135977.213" calcext:value-type="float">
            <text:p>135977.213</text:p>
          </table:table-cell>
          <table:table-cell office:value-type="string" calcext:value-type="string">
            <text:p>15537/16000, most repeated 155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4578.734" calcext:value-type="float">
            <text:p>154578.734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1546" calcext:value-type="percentage">
            <text:p>15.46%</text:p>
          </table:table-cell>
          <table:table-cell office:value-type="float" office:value="121480.229" calcext:value-type="float">
            <text:p>121480.229</text:p>
          </table:table-cell>
          <table:table-cell office:value-type="string" calcext:value-type="string">
            <text:p>15007/16000, most repeated 14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2585.734" calcext:value-type="float">
            <text:p>192585.734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1926" calcext:value-type="percentage">
            <text:p>19.26%</text:p>
          </table:table-cell>
          <table:table-cell office:value-type="float" office:value="108337.742" calcext:value-type="float">
            <text:p>108337.742</text:p>
          </table:table-cell>
          <table:table-cell office:value-type="string" calcext:value-type="string">
            <text:p>14204/16000, most repeated 1381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75020.531" calcext:value-type="float">
            <text:p>275020.531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751" calcext:value-type="percentage">
            <text:p>27.51%</text:p>
          </table:table-cell>
          <table:table-cell office:value-type="float" office:value="66333.298" calcext:value-type="float">
            <text:p>66333.298</text:p>
          </table:table-cell>
          <table:table-cell office:value-type="string" calcext:value-type="string">
            <text:p>12597/16000, most repeated 1069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10066.875" calcext:value-type="float">
            <text:p>310066.875</text:p>
          </table:table-cell>
          <table:table-cell office:value-type="float" office:value="999996" calcext:value-type="float">
            <text:p>999996</text:p>
          </table:table-cell>
          <table:table-cell office:value-type="percentage" office:value="0.3101" calcext:value-type="percentage">
            <text:p>31.01%</text:p>
          </table:table-cell>
          <table:table-cell office:value-type="float" office:value="37823.952" calcext:value-type="float">
            <text:p>37823.952</text:p>
          </table:table-cell>
          <table:table-cell office:value-type="string" calcext:value-type="string">
            <text:p>11268/16000, most repeated 7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000 valu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6732.188" calcext:value-type="float">
            <text:p>66732.188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279919.607" calcext:value-type="float">
            <text:p>279919.607</text:p>
          </table:table-cell>
          <table:table-cell office:value-type="string" calcext:value-type="string">
            <text:p>31537/32000, most repeated 315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6732.188" calcext:value-type="float">
            <text:p>66732.188</text:p>
          </table:table-cell>
          <table:table-cell office:value-type="float" office:value="998683" calcext:value-type="float">
            <text:p>998683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279919.607" calcext:value-type="float">
            <text:p>279919.607</text:p>
          </table:table-cell>
          <table:table-cell office:value-type="string" calcext:value-type="string">
            <text:p>31537/32000, most repeated 315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1053.961" calcext:value-type="float">
            <text:p>111053.961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1111" calcext:value-type="percentage">
            <text:p>11.11%</text:p>
          </table:table-cell>
          <table:table-cell office:value-type="float" office:value="265001.115" calcext:value-type="float">
            <text:p>265001.115</text:p>
          </table:table-cell>
          <table:table-cell office:value-type="string" calcext:value-type="string">
            <text:p>31007/32000, most repeated 30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9811.531" calcext:value-type="float">
            <text:p>139811.531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1398" calcext:value-type="percentage">
            <text:p>13.98%</text:p>
          </table:table-cell>
          <table:table-cell office:value-type="float" office:value="251069.871" calcext:value-type="float">
            <text:p>251069.871</text:p>
          </table:table-cell>
          <table:table-cell office:value-type="string" calcext:value-type="string">
            <text:p>30204/32000, most repeated 2981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9079.312" calcext:value-type="float">
            <text:p>209079.312</text:p>
          </table:table-cell>
          <table:table-cell office:value-type="float" office:value="999864" calcext:value-type="float">
            <text:p>999864</text:p>
          </table:table-cell>
          <table:table-cell office:value-type="percentage" office:value="0.2091" calcext:value-type="percentage">
            <text:p>20.91%</text:p>
          </table:table-cell>
          <table:table-cell office:value-type="float" office:value="202887.649" calcext:value-type="float">
            <text:p>202887.649</text:p>
          </table:table-cell>
          <table:table-cell office:value-type="string" calcext:value-type="string">
            <text:p>28597/32000, most repeated 2669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2474.953" calcext:value-type="float">
            <text:p>252474.953</text:p>
          </table:table-cell>
          <table:table-cell office:value-type="float" office:value="999996" calcext:value-type="float">
            <text:p>999996</text:p>
          </table:table-cell>
          <table:table-cell office:value-type="percentage" office:value="0.2525" calcext:value-type="percentage">
            <text:p>25.25%</text:p>
          </table:table-cell>
          <table:table-cell office:value-type="float" office:value="160213.854" calcext:value-type="float">
            <text:p>160213.854</text:p>
          </table:table-cell>
          <table:table-cell office:value-type="string" calcext:value-type="string">
            <text:p>27268/32000, most repeated 23593</text:p>
          </table:table-cell>
          <table:table-cell table:number-columns-repeated="8"/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CG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6"/>
        <table:table-column table:style-name="co14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 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D Dev as % of 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24381056" calcext:value-type="float">
            <text:p>624381056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14" calcext:value-type="percentage">
            <text:p>29.14%</text:p>
          </table:table-cell>
          <table:table-cell office:value-type="float" office:value="8.644" calcext:value-type="float">
            <text:p>8.644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4381056" calcext:value-type="float">
            <text:p>624381056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14" calcext:value-type="percentage">
            <text:p>29.14%</text:p>
          </table:table-cell>
          <table:table-cell office:value-type="float" office:value="8.644" calcext:value-type="float">
            <text:p>8.644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19515008" calcext:value-type="float">
            <text:p>619515008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892" calcext:value-type="percentage">
            <text:p>28.92%</text:p>
          </table:table-cell>
          <table:table-cell office:value-type="float" office:value="28.019" calcext:value-type="float">
            <text:p>28.019</text:p>
          </table:table-cell>
          <table:table-cell office:value-type="string" calcext:value-type="string">
            <text:p>783/1600, most repeated 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15071104" calcext:value-type="float">
            <text:p>615071104</text:p>
          </table:table-cell>
          <table:table-cell office:value-type="float" office:value="2138901248" calcext:value-type="float">
            <text:p>2138901248</text:p>
          </table:table-cell>
          <table:table-cell office:value-type="percentage" office:value="0.2876" calcext:value-type="percentage">
            <text:p>28.76%</text:p>
          </table:table-cell>
          <table:table-cell office:value-type="float" office:value="49.538" calcext:value-type="float">
            <text:p>49.538</text:p>
          </table:table-cell>
          <table:table-cell office:value-type="string" calcext:value-type="string">
            <text:p>1179/1600, most repeated 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13452416" calcext:value-type="float">
            <text:p>613452416</text:p>
          </table:table-cell>
          <table:table-cell office:value-type="float" office:value="2138901248" calcext:value-type="float">
            <text:p>2138901248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73.706" calcext:value-type="float">
            <text:p>73.706</text:p>
          </table:table-cell>
          <table:table-cell office:value-type="string" calcext:value-type="string">
            <text:p>1177/1600, most repeated 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10712640" calcext:value-type="float">
            <text:p>610712640</text:p>
          </table:table-cell>
          <table:table-cell office:value-type="float" office:value="2137069824" calcext:value-type="float">
            <text:p>2137069824</text:p>
          </table:table-cell>
          <table:table-cell office:value-type="percentage" office:value="0.2858" calcext:value-type="percentage">
            <text:p>28.58%</text:p>
          </table:table-cell>
          <table:table-cell office:value-type="float" office:value="116.744" calcext:value-type="float">
            <text:p>116.744</text:p>
          </table:table-cell>
          <table:table-cell office:value-type="string" calcext:value-type="string">
            <text:p>1382/1600, most repeated 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26770560" calcext:value-type="float">
            <text:p>626770560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26" calcext:value-type="percentage">
            <text:p>29.26%</text:p>
          </table:table-cell>
          <table:table-cell office:value-type="float" office:value="6.115" calcext:value-type="float">
            <text:p>6.115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6770560" calcext:value-type="float">
            <text:p>626770560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26" calcext:value-type="percentage">
            <text:p>29.26%</text:p>
          </table:table-cell>
          <table:table-cell office:value-type="float" office:value="6.115" calcext:value-type="float">
            <text:p>6.115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27751360" calcext:value-type="float">
            <text:p>627751360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3" calcext:value-type="percentage">
            <text:p>29.30%</text:p>
          </table:table-cell>
          <table:table-cell office:value-type="float" office:value="24.425" calcext:value-type="float">
            <text:p>24.425</text:p>
          </table:table-cell>
          <table:table-cell office:value-type="string" calcext:value-type="string">
            <text:p>1000/2000, most repeated 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2377344" calcext:value-type="float">
            <text:p>622377344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05" calcext:value-type="percentage">
            <text:p>29.05%</text:p>
          </table:table-cell>
          <table:table-cell office:value-type="float" office:value="31.725" calcext:value-type="float">
            <text:p>31.725</text:p>
          </table:table-cell>
          <table:table-cell office:value-type="string" calcext:value-type="string">
            <text:p>1359/2000, most repeated 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26563840" calcext:value-type="float">
            <text:p>626563840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25" calcext:value-type="percentage">
            <text:p>29.25%</text:p>
          </table:table-cell>
          <table:table-cell office:value-type="float" office:value="5.395" calcext:value-type="float">
            <text:p>5.395</text:p>
          </table:table-cell>
          <table:table-cell office:value-type="string" calcext:value-type="string">
            <text:p>885/2000, most repeated 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12047104" calcext:value-type="float">
            <text:p>612047104</text:p>
          </table:table-cell>
          <table:table-cell office:value-type="float" office:value="2137069824" calcext:value-type="float">
            <text:p>2137069824</text:p>
          </table:table-cell>
          <table:table-cell office:value-type="percentage" office:value="0.2864" calcext:value-type="percentage">
            <text:p>28.64%</text:p>
          </table:table-cell>
          <table:table-cell office:value-type="float" office:value="200.675" calcext:value-type="float">
            <text:p>200.675</text:p>
          </table:table-cell>
          <table:table-cell office:value-type="string" calcext:value-type="string">
            <text:p>1792/2000, most repeated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25071808" calcext:value-type="float">
            <text:p>625071808</text:p>
          </table:table-cell>
          <table:table-cell office:value-type="float" office:value="2144903168" calcext:value-type="float">
            <text:p>2144903168</text:p>
          </table:table-cell>
          <table:table-cell office:value-type="percentage" office:value="0.2914" calcext:value-type="percentage">
            <text:p>29.14%</text:p>
          </table:table-cell>
          <table:table-cell office:value-type="float" office:value="11.277" calcext:value-type="float">
            <text:p>11.277</text:p>
          </table:table-cell>
          <table:table-cell office:value-type="string" calcext:value-type="string">
            <text:p>1/4000, most repeated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5071808" calcext:value-type="float">
            <text:p>625071808</text:p>
          </table:table-cell>
          <table:table-cell office:value-type="float" office:value="2144903168" calcext:value-type="float">
            <text:p>2144903168</text:p>
          </table:table-cell>
          <table:table-cell office:value-type="percentage" office:value="0.2914" calcext:value-type="percentage">
            <text:p>29.14%</text:p>
          </table:table-cell>
          <table:table-cell office:value-type="float" office:value="11.277" calcext:value-type="float">
            <text:p>11.277</text:p>
          </table:table-cell>
          <table:table-cell office:value-type="string" calcext:value-type="string">
            <text:p>1/4000, most repeated 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25132416" calcext:value-type="float">
            <text:p>625132416</text:p>
          </table:table-cell>
          <table:table-cell office:value-type="float" office:value="2142424064" calcext:value-type="float">
            <text:p>2142424064</text:p>
          </table:table-cell>
          <table:table-cell office:value-type="percentage" office:value="0.2918" calcext:value-type="percentage">
            <text:p>29.18%</text:p>
          </table:table-cell>
          <table:table-cell office:value-type="float" office:value="11.883" calcext:value-type="float">
            <text:p>11.883</text:p>
          </table:table-cell>
          <table:table-cell office:value-type="string" calcext:value-type="string">
            <text:p>1398/400, most repeated 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5098816" calcext:value-type="float">
            <text:p>625098816</text:p>
          </table:table-cell>
          <table:table-cell office:value-type="float" office:value="2144286336" calcext:value-type="float">
            <text:p>2144286336</text:p>
          </table:table-cell>
          <table:table-cell office:value-type="percentage" office:value="0.2915" calcext:value-type="percentage">
            <text:p>29.15%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1019/4000, most repeated 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26524224" calcext:value-type="float">
            <text:p>626524224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24" calcext:value-type="percentage">
            <text:p>29.24%</text:p>
          </table:table-cell>
          <table:table-cell office:value-type="float" office:value="48.24" calcext:value-type="float">
            <text:p>48.24</text:p>
          </table:table-cell>
          <table:table-cell office:value-type="string" calcext:value-type="string">
            <text:p>3157/4000, most repeated 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13552640" calcext:value-type="float">
            <text:p>613552640</text:p>
          </table:table-cell>
          <table:table-cell office:value-type="float" office:value="2141336576" calcext:value-type="float">
            <text:p>2141336576</text:p>
          </table:table-cell>
          <table:table-cell office:value-type="percentage" office:value="0.2865" calcext:value-type="percentage">
            <text:p>28.65%</text:p>
          </table:table-cell>
          <table:table-cell office:value-type="float" office:value="66.797" calcext:value-type="float">
            <text:p>66.797</text:p>
          </table:table-cell>
          <table:table-cell office:value-type="string" calcext:value-type="string">
            <text:p>3483/4000, most repeated 1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8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17221504" calcext:value-type="float">
            <text:p>617221504</text:p>
          </table:table-cell>
          <table:table-cell office:value-type="float" office:value="2147130240" calcext:value-type="float">
            <text:p>2147130240</text:p>
          </table:table-cell>
          <table:table-cell office:value-type="percentage" office:value="0.2875" calcext:value-type="percentage">
            <text:p>28.75%</text:p>
          </table:table-cell>
          <table:table-cell office:value-type="float" office:value="4.684" calcext:value-type="float">
            <text:p>4.684</text:p>
          </table:table-cell>
          <table:table-cell office:value-type="string" calcext:value-type="string">
            <text:p>3/8000, most repeated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17221504" calcext:value-type="float">
            <text:p>617221504</text:p>
          </table:table-cell>
          <table:table-cell office:value-type="float" office:value="2147130240" calcext:value-type="float">
            <text:p>2147130240</text:p>
          </table:table-cell>
          <table:table-cell office:value-type="percentage" office:value="0.2875" calcext:value-type="percentage">
            <text:p>28.75%</text:p>
          </table:table-cell>
          <table:table-cell office:value-type="float" office:value="4.684" calcext:value-type="float">
            <text:p>4.684</text:p>
          </table:table-cell>
          <table:table-cell office:value-type="string" calcext:value-type="string">
            <text:p>3/8000, most repeated 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20004864" calcext:value-type="float">
            <text:p>620004864</text:p>
          </table:table-cell>
          <table:table-cell office:value-type="float" office:value="2146137216" calcext:value-type="float">
            <text:p>2146137216</text:p>
          </table:table-cell>
          <table:table-cell office:value-type="percentage" office:value="0.2889" calcext:value-type="percentage">
            <text:p>28.89%</text:p>
          </table:table-cell>
          <table:table-cell office:value-type="float" office:value="6.481" calcext:value-type="float">
            <text:p>6.481</text:p>
          </table:table-cell>
          <table:table-cell office:value-type="string" calcext:value-type="string">
            <text:p>1636/8000, most repeated 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4938048" calcext:value-type="float">
            <text:p>624938048</text:p>
          </table:table-cell>
          <table:table-cell office:value-type="float" office:value="2142424064" calcext:value-type="float">
            <text:p>2142424064</text:p>
          </table:table-cell>
          <table:table-cell office:value-type="percentage" office:value="0.2917" calcext:value-type="percentage">
            <text:p>29.17%</text:p>
          </table:table-cell>
          <table:table-cell office:value-type="float" office:value="36.729" calcext:value-type="float">
            <text:p>36.729</text:p>
          </table:table-cell>
          <table:table-cell office:value-type="string" calcext:value-type="string">
            <text:p>5179/8000, most repeated 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29908928" calcext:value-type="float">
            <text:p>629908928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4" calcext:value-type="percentage">
            <text:p>29.40%</text:p>
          </table:table-cell>
          <table:table-cell office:value-type="float" office:value="67.316" calcext:value-type="float">
            <text:p>67.316</text:p>
          </table:table-cell>
          <table:table-cell office:value-type="string" calcext:value-type="string">
            <text:p>6665/8000, most repeated 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32207232" calcext:value-type="float">
            <text:p>632207232</text:p>
          </table:table-cell>
          <table:table-cell office:value-type="float" office:value="2142344064" calcext:value-type="float">
            <text:p>2142344064</text:p>
          </table:table-cell>
          <table:table-cell office:value-type="percentage" office:value="0.2951" calcext:value-type="percentage">
            <text:p>29.51%</text:p>
          </table:table-cell>
          <table:table-cell office:value-type="float" office:value="138.379" calcext:value-type="float">
            <text:p>138.379</text:p>
          </table:table-cell>
          <table:table-cell office:value-type="string" calcext:value-type="string">
            <text:p>7122/8000, most repeated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18968640" calcext:value-type="float">
            <text:p>618968640</text:p>
          </table:table-cell>
          <table:table-cell office:value-type="float" office:value="2147192192" calcext:value-type="float">
            <text:p>2147192192</text:p>
          </table:table-cell>
          <table:table-cell office:value-type="percentage" office:value="0.2883" calcext:value-type="percentage">
            <text:p>28.83%</text:p>
          </table:table-cell>
          <table:table-cell office:value-type="float" office:value="3.599" calcext:value-type="float">
            <text:p>3.599</text:p>
          </table:table-cell>
          <table:table-cell office:value-type="string" calcext:value-type="string">
            <text:p>6/16000, most repeated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18968640" calcext:value-type="float">
            <text:p>618968640</text:p>
          </table:table-cell>
          <table:table-cell office:value-type="float" office:value="2147192192" calcext:value-type="float">
            <text:p>2147192192</text:p>
          </table:table-cell>
          <table:table-cell office:value-type="percentage" office:value="0.2883" calcext:value-type="percentage">
            <text:p>28.83%</text:p>
          </table:table-cell>
          <table:table-cell office:value-type="float" office:value="3.599" calcext:value-type="float">
            <text:p>3.599</text:p>
          </table:table-cell>
          <table:table-cell office:value-type="string" calcext:value-type="string">
            <text:p>6/16000, most repeated 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17498176" calcext:value-type="float">
            <text:p>617498176</text:p>
          </table:table-cell>
          <table:table-cell office:value-type="float" office:value="2147130240" calcext:value-type="float">
            <text:p>2147130240</text:p>
          </table:table-cell>
          <table:table-cell office:value-type="percentage" office:value="0.2876" calcext:value-type="percentage">
            <text:p>28.76%</text:p>
          </table:table-cell>
          <table:table-cell office:value-type="float" office:value="13.658" calcext:value-type="float">
            <text:p>13.658</text:p>
          </table:table-cell>
          <table:table-cell office:value-type="string" calcext:value-type="string">
            <text:p>6519/16000, most repeated 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1333248" calcext:value-type="float">
            <text:p>621333248</text:p>
          </table:table-cell>
          <table:table-cell office:value-type="float" office:value="2144903168" calcext:value-type="float">
            <text:p>2144903168</text:p>
          </table:table-cell>
          <table:table-cell office:value-type="percentage" office:value="0.2897" calcext:value-type="percentage">
            <text:p>28.97%</text:p>
          </table:table-cell>
          <table:table-cell office:value-type="float" office:value="22.87" calcext:value-type="float">
            <text:p>22.87</text:p>
          </table:table-cell>
          <table:table-cell office:value-type="string" calcext:value-type="string">
            <text:p>10934/16000, most repeated 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26770560" calcext:value-type="float">
            <text:p>626770560</text:p>
          </table:table-cell>
          <table:table-cell office:value-type="float" office:value="2144903168" calcext:value-type="float">
            <text:p>2144903168</text:p>
          </table:table-cell>
          <table:table-cell office:value-type="percentage" office:value="0.2922" calcext:value-type="percentage">
            <text:p>29.22%</text:p>
          </table:table-cell>
          <table:table-cell office:value-type="float" office:value="83.047" calcext:value-type="float">
            <text:p>83.047</text:p>
          </table:table-cell>
          <table:table-cell office:value-type="string" calcext:value-type="string">
            <text:p>12410/16000, most repeated 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23128640" calcext:value-type="float">
            <text:p>623128640</text:p>
          </table:table-cell>
          <table:table-cell office:value-type="float" office:value="2142344064" calcext:value-type="float">
            <text:p>2142344064</text:p>
          </table:table-cell>
          <table:table-cell table:style-name="ce7" office:value-type="percentage" office:value="0.2909" calcext:value-type="percentage">
            <text:p>29.09%</text:p>
          </table:table-cell>
          <table:table-cell office:value-type="float" office:value="93.222" calcext:value-type="float">
            <text:p>93.222</text:p>
          </table:table-cell>
          <table:table-cell office:value-type="string" calcext:value-type="string">
            <text:p>14041/16000, most repeated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621273152" calcext:value-type="float">
            <text:p>621273152</text:p>
          </table:table-cell>
          <table:table-cell office:value-type="float" office:value="2147260672" calcext:value-type="float">
            <text:p>2147260672</text:p>
          </table:table-cell>
          <table:table-cell office:value-type="percentage" office:value="0.2893" calcext:value-type="percentage">
            <text:p>28.93%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14/32000, most repeated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1273152" calcext:value-type="float">
            <text:p>621273152</text:p>
          </table:table-cell>
          <table:table-cell office:value-type="float" office:value="2147260672" calcext:value-type="float">
            <text:p>2147260672</text:p>
          </table:table-cell>
          <table:table-cell office:value-type="percentage" office:value="0.2893" calcext:value-type="percentage">
            <text:p>28.93%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14/32000, most repeated 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21035456" calcext:value-type="float">
            <text:p>621035456</text:p>
          </table:table-cell>
          <table:table-cell office:value-type="float" office:value="2147260672" calcext:value-type="float">
            <text:p>2147260672</text:p>
          </table:table-cell>
          <table:table-cell office:value-type="percentage" office:value="0.2892" calcext:value-type="percentage">
            <text:p>28.92%</text:p>
          </table:table-cell>
          <table:table-cell office:value-type="float" office:value="15.603" calcext:value-type="float">
            <text:p>15.603</text:p>
          </table:table-cell>
          <table:table-cell office:value-type="string" calcext:value-type="string">
            <text:p>12704/32000, most repeated 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1224768" calcext:value-type="float">
            <text:p>621224768</text:p>
          </table:table-cell>
          <table:table-cell office:value-type="float" office:value="2147130240" calcext:value-type="float">
            <text:p>2147130240</text:p>
          </table:table-cell>
          <table:table-cell office:value-type="percentage" office:value="0.2893" calcext:value-type="percentage">
            <text:p>28.93%</text:p>
          </table:table-cell>
          <table:table-cell office:value-type="float" office:value="37.759" calcext:value-type="float">
            <text:p>37.759</text:p>
          </table:table-cell>
          <table:table-cell office:value-type="string" calcext:value-type="string">
            <text:p>20935/32000, most repeated 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25503808" calcext:value-type="float">
            <text:p>625503808</text:p>
          </table:table-cell>
          <table:table-cell office:value-type="float" office:value="2144903168" calcext:value-type="float">
            <text:p>2144903168</text:p>
          </table:table-cell>
          <table:table-cell office:value-type="percentage" office:value="0.2916" calcext:value-type="percentage">
            <text:p>29.16%</text:p>
          </table:table-cell>
          <table:table-cell office:value-type="float" office:value="131.037" calcext:value-type="float">
            <text:p>131.037</text:p>
          </table:table-cell>
          <table:table-cell office:value-type="string" calcext:value-type="string">
            <text:p>27252/32000, most repeated 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22436736" calcext:value-type="float">
            <text:p>622436736</text:p>
          </table:table-cell>
          <table:table-cell office:value-type="float" office:value="2144286336" calcext:value-type="float">
            <text:p>2144286336</text:p>
          </table:table-cell>
          <table:table-cell office:value-type="percentage" office:value="0.2903" calcext:value-type="percentage">
            <text:p>29.03%</text:p>
          </table:table-cell>
          <table:table-cell office:value-type="float" office:value="161.165" calcext:value-type="float">
            <text:p>161.165</text:p>
          </table:table-cell>
          <table:table-cell office:value-type="string" calcext:value-type="string">
            <text:p>28749/32000, most repeated 29</text:p>
          </table:table-cell>
          <table:table-cell table:number-columns-repeated="4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hreeFry" table:style-name="ta1">
        <table:table-column table:style-name="co14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6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5"/>
          <table:table-cell office:value-type="string" calcext:value-type="string">
            <text:p>Monte Car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: 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STD DEV as % of Range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1600 valu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rial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42831364534174E+018" calcext:value-type="float">
            <text:p>5.42831364534174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2.006" calcext:value-type="float">
            <text:p>12.006</text:p>
          </table:table-cell>
          <table:table-cell office:value-type="percentage" office:value="0.2944" calcext:value-type="percentage">
            <text:p>29.44%</text:p>
          </table:table-cell>
          <table:table-cell office:value-type="string" calcext:value-type="string">
            <text:p>0/16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44672606706047E+018" calcext:value-type="float">
            <text:p>5.44672606706047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6.015" calcext:value-type="float">
            <text:p>16.015</text:p>
          </table:table-cell>
          <table:table-cell office:value-type="percentage" office:value="0.2954" calcext:value-type="percentage">
            <text:p>29.54%</text:p>
          </table:table-cell>
          <table:table-cell office:value-type="string" calcext:value-type="string">
            <text:p>0/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40386820332139E+018" calcext:value-type="float">
            <text:p>5.40386820332139E+018</text:p>
          </table:table-cell>
          <table:table-cell office:value-type="float" office:value="1.84414015467102E+019" calcext:value-type="float">
            <text:p>1.84414015467102E+019</text:p>
          </table:table-cell>
          <table:table-cell office:value-type="float" office:value="10.472" calcext:value-type="float">
            <text:p>10.472</text:p>
          </table:table-cell>
          <table:table-cell office:value-type="percentage" office:value="0.293" calcext:value-type="percentage">
            <text:p>29.30%</text:p>
          </table:table-cell>
          <table:table-cell office:value-type="string" calcext:value-type="string">
            <text:p>0/4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8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37728695996409E+018" calcext:value-type="float">
            <text:p>5.37728695996409E+018</text:p>
          </table:table-cell>
          <table:table-cell office:value-type="float" office:value="1.84416368421985E+019" calcext:value-type="float">
            <text:p>1.84416368421985E+019</text:p>
          </table:table-cell>
          <table:table-cell office:value-type="float" office:value="12.184" calcext:value-type="float">
            <text:p>12.184</text:p>
          </table:table-cell>
          <table:table-cell table:style-name="Default" office:value-type="float" office:value="29.16" calcext:value-type="float">
            <text:p>29.16</text:p>
          </table:table-cell>
          <table:table-cell office:value-type="string" calcext:value-type="string">
            <text:p>1/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36706315109322E+018" calcext:value-type="float">
            <text:p>5.36706315109322E+018</text:p>
          </table:table-cell>
          <table:table-cell office:value-type="float" office:value="1.84451739711051E+019" calcext:value-type="float">
            <text:p>1.84451739711051E+019</text:p>
          </table:table-cell>
          <table:table-cell office:value-type="float" office:value="9.803" calcext:value-type="float">
            <text:p>9.803</text:p>
          </table:table-cell>
          <table:table-cell office:value-type="percentage" office:value="0.291" calcext:value-type="percentage">
            <text:p>29.10%</text:p>
          </table:table-cell>
          <table:table-cell office:value-type="string" calcext:value-type="string">
            <text:p>5/1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00 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35334564402509E+018" calcext:value-type="float">
            <text:p>5.35334564402509E+018</text:p>
          </table:table-cell>
          <table:table-cell office:value-type="float" office:value="1.84459293355934E+019" calcext:value-type="float">
            <text:p>1.84459293355934E+019</text:p>
          </table:table-cell>
          <table:table-cell office:value-type="float" office:value="7.047" calcext:value-type="float">
            <text:p>7.047</text:p>
          </table:table-cell>
          <table:table-cell office:value-type="percentage" office:value="0.2902" calcext:value-type="percentage">
            <text:p>29.02%</text:p>
          </table:table-cell>
          <table:table-cell office:value-type="string" calcext:value-type="string">
            <text:p>16/32000</text:p>
          </table:table-cell>
          <table:table-cell table:number-columns-repeated="4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iming Tests" table:style-name="ta1">
        <table:table-column table:style-name="co14" table:number-columns-repeated="14" table:default-cell-style-name="Default"/>
        <table:table-row table:style-name="ro1">
          <table:table-cell table:style-name="ce1" office:value-type="string" calcext:value-type="string">
            <text:p>TIMING TESTS</text:p>
          </table:table-cell>
          <table:table-cell table:style-name="ce2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0.57397" calcext:value-type="float">
            <text:p>0.5739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9326" calcext:value-type="float">
            <text:p>0.009326</text:p>
          </table:table-cell>
          <table:table-cell/>
          <table:table-cell table:formula="of:=[.C5]/[.D5]" office:value-type="float" office:value="0.993814091673419" calcext:value-type="float">
            <text:p>0.993814091673419</text:p>
          </table:table-cell>
          <table:table-cell table:formula="of:=[.C5]/[.E5]" office:value-type="float" office:value="0.198733383277872" calcext:value-type="float">
            <text:p>0.198733383277872</text:p>
          </table:table-cell>
          <table:table-cell table:formula="of:=[.C5]/[.F5]" office:value-type="float" office:value="3.8864395229983" calcext:value-type="float">
            <text:p>3.8864395229983</text:p>
          </table:table-cell>
          <table:table-cell table:formula="of:=[.C5]/[.G5]" office:value-type="float" office:value="6.99883421278685" calcext:value-type="float">
            <text:p>6.99883421278685</text:p>
          </table:table-cell>
          <table:table-cell table:formula="of:=[.C5]/[.H5]" office:value-type="float" office:value="12.2310744156123" calcext:value-type="float">
            <text:p>12.2310744156123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228201" calcext:value-type="float">
            <text:p>0.228201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058404" calcext:value-type="float">
            <text:p>0.058404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18344" calcext:value-type="float">
            <text:p>0.018344</text:p>
          </table:table-cell>
          <table:table-cell/>
          <table:table-cell table:formula="of:=[.C6]/[.D6]" office:value-type="float" office:value="0.991742756441736" calcext:value-type="float">
            <text:p>0.991742756441736</text:p>
          </table:table-cell>
          <table:table-cell table:formula="of:=[.C6]/[.E6]" office:value-type="float" office:value="1.97487711160343" calcext:value-type="float">
            <text:p>1.97487711160343</text:p>
          </table:table-cell>
          <table:table-cell table:formula="of:=[.C6]/[.F6]" office:value-type="float" office:value="3.90728374768851" calcext:value-type="float">
            <text:p>3.90728374768851</text:p>
          </table:table-cell>
          <table:table-cell table:formula="of:=[.C6]/[.G6]" office:value-type="float" office:value="6.96074304538799" calcext:value-type="float">
            <text:p>6.96074304538799</text:p>
          </table:table-cell>
          <table:table-cell table:formula="of:=[.C6]/[.H6]" office:value-type="float" office:value="12.4400894025294" calcext:value-type="float">
            <text:p>12.4400894025294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5734" calcext:value-type="float">
            <text:p>0.45734</text:p>
          </table:table-cell>
          <table:table-cell office:value-type="float" office:value="0.460517" calcext:value-type="float">
            <text:p>0.460517</text:p>
          </table:table-cell>
          <table:table-cell office:value-type="float" office:value="0.230881" calcext:value-type="float">
            <text:p>0.230881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036446" calcext:value-type="float">
            <text:p>0.036446</text:p>
          </table:table-cell>
          <table:table-cell/>
          <table:table-cell table:formula="of:=[.C7]/[.D7]" office:value-type="float" office:value="0.993101231876348" calcext:value-type="float">
            <text:p>0.993101231876348</text:p>
          </table:table-cell>
          <table:table-cell table:formula="of:=[.C7]/[.E7]" office:value-type="float" office:value="1.98084727630251" calcext:value-type="float">
            <text:p>1.98084727630251</text:p>
          </table:table-cell>
          <table:table-cell table:formula="of:=[.C7]/[.F7]" office:value-type="float" office:value="3.85277665453565" calcext:value-type="float">
            <text:p>3.85277665453565</text:p>
          </table:table-cell>
          <table:table-cell table:formula="of:=[.C7]/[.G7]" office:value-type="float" office:value="6.99050792534736" calcext:value-type="float">
            <text:p>6.99050792534736</text:p>
          </table:table-cell>
          <table:table-cell table:formula="of:=[.C7]/[.H7]" office:value-type="float" office:value="12.5484278110081" calcext:value-type="float">
            <text:p>12.5484278110081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16218" calcext:value-type="float">
            <text:p>0.916218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462099" calcext:value-type="float">
            <text:p>0.462099</text:p>
          </table:table-cell>
          <table:table-cell office:value-type="float" office:value="0.235507" calcext:value-type="float">
            <text:p>0.235507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72519" calcext:value-type="float">
            <text:p>0.072519</text:p>
          </table:table-cell>
          <table:table-cell/>
          <table:table-cell table:formula="of:=[.C8]/[.D8]" office:value-type="float" office:value="0.994050137680074" calcext:value-type="float">
            <text:p>0.994050137680074</text:p>
          </table:table-cell>
          <table:table-cell table:formula="of:=[.C8]/[.E8]" office:value-type="float" office:value="1.98273097323301" calcext:value-type="float">
            <text:p>1.98273097323301</text:p>
          </table:table-cell>
          <table:table-cell table:formula="of:=[.C8]/[.F8]" office:value-type="float" office:value="3.89040665457927" calcext:value-type="float">
            <text:p>3.89040665457927</text:p>
          </table:table-cell>
          <table:table-cell table:formula="of:=[.C8]/[.G8]" office:value-type="float" office:value="7.00890439252765" calcext:value-type="float">
            <text:p>7.00890439252765</text:p>
          </table:table-cell>
          <table:table-cell table:formula="of:=[.C8]/[.H8]" office:value-type="float" office:value="12.6341786290489" calcext:value-type="float">
            <text:p>12.6341786290489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.832923" calcext:value-type="float">
            <text:p>1.832923</text:p>
          </table:table-cell>
          <table:table-cell office:value-type="float" office:value="1.844302" calcext:value-type="float">
            <text:p>1.84430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144711" calcext:value-type="float">
            <text:p>0.144711</text:p>
          </table:table-cell>
          <table:table-cell/>
          <table:table-cell table:formula="of:=[.C9]/[.D9]" office:value-type="float" office:value="0.99383018616257" calcext:value-type="float">
            <text:p>0.99383018616257</text:p>
          </table:table-cell>
          <table:table-cell table:formula="of:=[.C9]/[.E9]" office:value-type="float" office:value="1.98177619152136" calcext:value-type="float">
            <text:p>1.98177619152136</text:p>
          </table:table-cell>
          <table:table-cell table:formula="of:=[.C9]/[.F9]" office:value-type="float" office:value="3.87423325850866" calcext:value-type="float">
            <text:p>3.87423325850866</text:p>
          </table:table-cell>
          <table:table-cell table:formula="of:=[.C9]/[.G9]" office:value-type="float" office:value="7.04929715593331" calcext:value-type="float">
            <text:p>7.04929715593331</text:p>
          </table:table-cell>
          <table:table-cell table:formula="of:=[.C9]/[.H9]" office:value-type="float" office:value="12.6660931097152" calcext:value-type="float">
            <text:p>12.6660931097152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.661907" calcext:value-type="float">
            <text:p>3.661907</text:p>
          </table:table-cell>
          <table:table-cell office:value-type="float" office:value="3.702238" calcext:value-type="float">
            <text:p>3.702238</text:p>
          </table:table-cell>
          <table:table-cell office:value-type="float" office:value="1.852912" calcext:value-type="float">
            <text:p>1.85291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289519" calcext:value-type="float">
            <text:p>0.289519</text:p>
          </table:table-cell>
          <table:table-cell/>
          <table:table-cell table:formula="of:=[.C10]/[.D10]" office:value-type="float" office:value="0.989106318934655" calcext:value-type="float">
            <text:p>0.989106318934655</text:p>
          </table:table-cell>
          <table:table-cell table:formula="of:=[.C10]/[.E10]" office:value-type="float" office:value="1.97629838869844" calcext:value-type="float">
            <text:p>1.97629838869844</text:p>
          </table:table-cell>
          <table:table-cell table:formula="of:=[.C10]/[.F10]" office:value-type="float" office:value="3.82948527566301" calcext:value-type="float">
            <text:p>3.82948527566301</text:p>
          </table:table-cell>
          <table:table-cell table:formula="of:=[.C10]/[.G10]" office:value-type="float" office:value="6.97182071570546" calcext:value-type="float">
            <text:p>6.97182071570546</text:p>
          </table:table-cell>
          <table:table-cell table:formula="of:=[.C10]/[.H10]" office:value-type="float" office:value="12.6482441566875" calcext:value-type="float">
            <text:p>12.648244156687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774" calcext:value-type="float">
            <text:p>0.015774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301" calcext:value-type="float">
            <text:p>0.00301</text:p>
          </table:table-cell>
          <table:table-cell/>
          <table:table-cell table:formula="of:=[.C15]/[.D15]" office:value-type="float" office:value="2.62812395868044" calcext:value-type="float">
            <text:p>2.62812395868044</text:p>
          </table:table-cell>
          <table:table-cell table:formula="of:=[.C15]/[.E15]" office:value-type="float" office:value="2.90336830480398" calcext:value-type="float">
            <text:p>2.90336830480398</text:p>
          </table:table-cell>
          <table:table-cell table:formula="of:=[.C15]/[.F15]" office:value-type="float" office:value="2.73854166666667" calcext:value-type="float">
            <text:p>2.73854166666667</text:p>
          </table:table-cell>
          <table:table-cell table:formula="of:=[.C15]/[.G15]" office:value-type="float" office:value="10.5230153435624" calcext:value-type="float">
            <text:p>10.5230153435624</text:p>
          </table:table-cell>
          <table:table-cell table:formula="of:=[.C15]/[.H15]" office:value-type="float" office:value="5.24053156146179" calcext:value-type="float">
            <text:p>5.24053156146179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7418" calcext:value-type="float">
            <text:p>0.007418</text:p>
          </table:table-cell>
          <table:table-cell/>
          <table:table-cell table:formula="of:=[.C16]/[.D16]" office:value-type="float" office:value="6.88373111451719" calcext:value-type="float">
            <text:p>6.88373111451719</text:p>
          </table:table-cell>
          <table:table-cell table:formula="of:=[.C16]/[.E16]" office:value-type="float" office:value="6.87770728505798" calcext:value-type="float">
            <text:p>6.87770728505798</text:p>
          </table:table-cell>
          <table:table-cell table:formula="of:=[.C16]/[.F16]" office:value-type="float" office:value="4.18225355860051" calcext:value-type="float">
            <text:p>4.18225355860051</text:p>
          </table:table-cell>
          <table:table-cell table:formula="of:=[.C16]/[.G16]" office:value-type="float" office:value="6.24637393204848" calcext:value-type="float">
            <text:p>6.24637393204848</text:p>
          </table:table-cell>
          <table:table-cell table:formula="of:=[.C16]/[.H16]" office:value-type="float" office:value="4.23806956052844" calcext:value-type="float">
            <text:p>4.2380695605284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5056" calcext:value-type="float">
            <text:p>0.005056</text:p>
          </table:table-cell>
          <table:table-cell/>
          <table:table-cell table:formula="of:=[.C17]/[.D17]" office:value-type="float" office:value="6.65974025974026" calcext:value-type="float">
            <text:p>6.65974025974026</text:p>
          </table:table-cell>
          <table:table-cell table:formula="of:=[.C17]/[.E17]" office:value-type="float" office:value="9.44963144963145" calcext:value-type="float">
            <text:p>9.44963144963145</text:p>
          </table:table-cell>
          <table:table-cell table:formula="of:=[.C17]/[.F17]" office:value-type="float" office:value="6.01995695558599" calcext:value-type="float">
            <text:p>6.01995695558599</text:p>
          </table:table-cell>
          <table:table-cell table:formula="of:=[.C17]/[.G17]" office:value-type="float" office:value="12.334335538184" calcext:value-type="float">
            <text:p>12.334335538184</text:p>
          </table:table-cell>
          <table:table-cell table:formula="of:=[.C17]/[.H17]" office:value-type="float" office:value="12.1708860759494" calcext:value-type="float">
            <text:p>12.170886075949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22798" calcext:value-type="float">
            <text:p>0.122798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0399" calcext:value-type="float">
            <text:p>0.010399</text:p>
          </table:table-cell>
          <table:table-cell office:value-type="float" office:value="0.020396" calcext:value-type="float">
            <text:p>0.020396</text:p>
          </table:table-cell>
          <table:table-cell/>
          <table:table-cell table:formula="of:=[.C18]/[.D18]" office:value-type="float" office:value="13.6457384153795" calcext:value-type="float">
            <text:p>13.6457384153795</text:p>
          </table:table-cell>
          <table:table-cell table:formula="of:=[.C18]/[.E18]" office:value-type="float" office:value="11.7274376850349" calcext:value-type="float">
            <text:p>11.7274376850349</text:p>
          </table:table-cell>
          <table:table-cell table:formula="of:=[.C18]/[.F18]" office:value-type="float" office:value="11.7240786709948" calcext:value-type="float">
            <text:p>11.7240786709948</text:p>
          </table:table-cell>
          <table:table-cell table:formula="of:=[.C18]/[.G18]" office:value-type="float" office:value="11.8086354457159" calcext:value-type="float">
            <text:p>11.8086354457159</text:p>
          </table:table-cell>
          <table:table-cell table:formula="of:=[.C18]/[.H18]" office:value-type="float" office:value="6.02069033143754" calcext:value-type="float">
            <text:p>6.0206903314375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.247425" calcext:value-type="float">
            <text:p>0.247425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0.023691" calcext:value-type="float">
            <text:p>0.023691</text:p>
          </table:table-cell>
          <table:table-cell office:value-type="float" office:value="0.018602" calcext:value-type="float">
            <text:p>0.018602</text:p>
          </table:table-cell>
          <table:table-cell/>
          <table:table-cell table:formula="of:=[.C19]/[.D19]" office:value-type="float" office:value="13.3757703535517" calcext:value-type="float">
            <text:p>13.3757703535517</text:p>
          </table:table-cell>
          <table:table-cell table:formula="of:=[.C19]/[.E19]" office:value-type="float" office:value="13.3009891409526" calcext:value-type="float">
            <text:p>13.3009891409526</text:p>
          </table:table-cell>
          <table:table-cell table:formula="of:=[.C19]/[.F19]" office:value-type="float" office:value="11.1262253799802" calcext:value-type="float">
            <text:p>11.1262253799802</text:p>
          </table:table-cell>
          <table:table-cell table:formula="of:=[.C19]/[.G19]" office:value-type="float" office:value="10.443839432696" calcext:value-type="float">
            <text:p>10.443839432696</text:p>
          </table:table-cell>
          <table:table-cell table:formula="of:=[.C19]/[.H19]" office:value-type="float" office:value="13.3009891409526" calcext:value-type="float">
            <text:p>13.3009891409526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.509776" calcext:value-type="float">
            <text:p>0.509776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31803" calcext:value-type="float">
            <text:p>0.031803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3225" calcext:value-type="float">
            <text:p>0.033225</text:p>
          </table:table-cell>
          <table:table-cell/>
          <table:table-cell table:formula="of:=[.C20]/[.D20]" office:value-type="float" office:value="16.1081935096534" calcext:value-type="float">
            <text:p>16.1081935096534</text:p>
          </table:table-cell>
          <table:table-cell table:formula="of:=[.C20]/[.E20]" office:value-type="float" office:value="16.0291796371412" calcext:value-type="float">
            <text:p>16.0291796371412</text:p>
          </table:table-cell>
          <table:table-cell table:formula="of:=[.C20]/[.F20]" office:value-type="float" office:value="16.017092405819" calcext:value-type="float">
            <text:p>16.017092405819</text:p>
          </table:table-cell>
          <table:table-cell table:formula="of:=[.C20]/[.G20]" office:value-type="float" office:value="16.0306918238994" calcext:value-type="float">
            <text:p>16.0306918238994</text:p>
          </table:table-cell>
          <table:table-cell table:formula="of:=[.C20]/[.H20]" office:value-type="float" office:value="15.3431452219714" calcext:value-type="float">
            <text:p>15.3431452219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6:17:06.19233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5T18:56:44.063535380</dc:date>
    <meta:editing-duration>PT1H45M9S</meta:editing-duration>
    <meta:editing-cycles>20</meta:editing-cycles>
    <meta:generator>LibreOffice/6.0.7.3$Linux_X86_64 LibreOffice_project/00m0$Build-3</meta:generator>
    <meta:document-statistic meta:table-count="4" meta:cell-count="890" meta:object-count="0"/>
  </office:meta>
</office:document-meta>
</file>